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Arial, sans-serif"/>
    <style:font-face style:name="Muli" svg:font-family="Muli, 'Helvetica Neue', Helvetica, apple-system, BlinkMacSystemFont, 'Open Sans', 'Source Sans Pro', 'Droid Serif', Arial, 'Segoe UI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/>
    <style:font-face style:name="Verdana" svg:font-family="Verdana, Geneva, sans-serif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6.64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94cm" fo:break-before="page" table:align="margins"/>
    </style:style>
    <style:style style:name="Tabla2.A" style:family="table-column">
      <style:table-column-properties style:column-width="3.99cm" style:rel-column-width="10922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F1" style:family="table-cell">
      <style:table-cell-properties fo:padding="0.097cm" fo:border="0.5pt solid #000000"/>
    </style:style>
    <style:style style:name="Tabla2.2" style:family="table-row">
      <style:table-row-properties style:min-row-height="2.297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F2" style:family="table-cell">
      <style:table-cell-properties fo:padding="0.097cm" fo:border-left="0.5pt solid #000000" fo:border-right="0.5pt solid #000000" fo:border-top="none" fo:border-bottom="0.5pt solid #000000"/>
    </style:style>
    <style:style style:name="Tabla2.F3" style:family="table-cell">
      <style:table-cell-properties fo:padding="0.097cm" fo:border-left="0.5pt solid #000000" fo:border-right="0.5pt solid #000000" fo:border-top="none" fo:border-bottom="0.5pt solid #000000"/>
    </style:style>
    <style:style style:name="Tabla2.F4" style:family="table-cell">
      <style:table-cell-properties fo:padding="0.097cm" fo:border-left="0.5pt solid #000000" fo:border-right="0.5pt solid #000000" fo:border-top="none" fo:border-bottom="0.5pt solid #000000"/>
    </style:style>
    <style:style style:name="Tabla2.F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font-weight="bold" officeooo:rsid="00011f36" officeooo:paragraph-rsid="00011f3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2pt" fo:font-weight="normal" officeooo:rsid="00028ce2" officeooo:paragraph-rsid="00028ce2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028ce2" officeooo:paragraph-rsid="000964d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068c0e" officeooo:paragraph-rsid="00068c0e" style:font-size-asian="10.5pt" style:font-weight-asian="normal" style:font-size-complex="12pt" style:font-weight-complex="normal"/>
    </style:style>
    <style:style style:name="P5" style:family="paragraph" style:parent-style-name="Table_20_Contents">
      <style:text-properties style:font-name="Times New Roman" fo:font-size="12pt" fo:font-weight="normal" officeooo:rsid="001566b7" officeooo:paragraph-rsid="001566b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bold" officeooo:rsid="00028ce2" officeooo:paragraph-rsid="00028ce2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officeooo:rsid="00028ce2" officeooo:paragraph-rsid="000964d4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07c2d2" officeooo:paragraph-rsid="0007c2d2" style:font-size-asian="10.5pt" style:font-weight-asian="bold" style:font-size-complex="12pt" style:font-weight-complex="bold"/>
    </style:style>
    <style:style style:name="P9" style:family="paragraph" style:parent-style-name="Table_20_Contents">
      <style:text-properties style:font-name="Times New Roman" fo:font-size="12pt" fo:font-weight="bold" officeooo:rsid="0007c2d2" officeooo:paragraph-rsid="0007c2d2" style:font-size-asian="10.5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" fo:font-size="12pt" fo:font-weight="bold" officeooo:rsid="000c89d2" officeooo:paragraph-rsid="000c89d2" style:font-size-asian="10.5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officeooo:rsid="001566b7" officeooo:paragraph-rsid="001566b7" style:font-size-asian="10.5pt" style:font-weight-asian="bold" style:font-size-complex="12pt" style:font-weight-complex="bold"/>
    </style:style>
    <style:style style:name="P12" style:family="paragraph" style:parent-style-name="Table_20_Contents">
      <style:text-properties style:font-name="Times New Roman" fo:font-size="12pt" style:font-size-asian="10.5pt" style:font-size-complex="12pt"/>
    </style:style>
    <style:style style:name="P13" style:family="paragraph" style:parent-style-name="Table_20_Contents">
      <style:text-properties style:font-name="Times New Roman" fo:font-size="12pt" officeooo:rsid="0018d2fa" officeooo:paragraph-rsid="0018d2fa" style:font-size-asian="10.5pt" style:font-size-complex="12pt"/>
    </style:style>
    <style:style style:name="P14" style:family="paragraph" style:parent-style-name="Table_20_Contents">
      <style:text-properties style:font-name="Times New Roman" fo:font-size="12pt" officeooo:rsid="001b64ff" officeooo:paragraph-rsid="001b64ff" style:font-size-asian="10.5pt" style:font-size-complex="12pt"/>
    </style:style>
    <style:style style:name="P15" style:family="paragraph" style:parent-style-name="Table_20_Contents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able_20_Contents">
      <style:text-properties style:text-position="0% 100%" style:font-name="Times New Roman" fo:font-size="12pt" fo:font-weight="normal" officeooo:rsid="000c89d2" officeooo:paragraph-rsid="000c89d2" style:font-size-asian="10.5pt" style:font-weight-asian="normal" style:font-size-complex="12pt" style:font-weight-complex="normal"/>
    </style:style>
    <style:style style:name="P17" style:family="paragraph" style:parent-style-name="Table_20_Contents">
      <style:text-properties style:text-position="0% 100%" style:font-name="Times New Roman" fo:font-size="12pt" fo:font-weight="bold" officeooo:rsid="000c89d2" officeooo:paragraph-rsid="000c89d2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normal" officeooo:rsid="00028ce2" officeooo:paragraph-rsid="00028ce2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028ce2" officeooo:paragraph-rsid="000964d4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Times New Roman" fo:font-size="12pt" fo:font-weight="normal" officeooo:rsid="00028ce2" officeooo:paragraph-rsid="00028ce2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Times New Roman" fo:font-size="12pt" fo:font-weight="normal" officeooo:rsid="00028ce2" officeooo:paragraph-rsid="000964d4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font-name="Times New Roman" fo:font-size="12pt" fo:font-weight="normal" officeooo:rsid="00043568" officeooo:paragraph-rsid="00043568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Times New Roman" fo:font-size="12pt" fo:font-weight="normal" officeooo:rsid="00043568" officeooo:paragraph-rsid="000964d4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Times New Roman" fo:font-size="12pt" fo:font-weight="normal" officeooo:rsid="0005769c" officeooo:paragraph-rsid="0005769c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Times New Roman" fo:font-size="12pt" fo:font-weight="normal" officeooo:rsid="0005769c" officeooo:paragraph-rsid="000964d4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Times New Roman" fo:font-size="12pt" fo:font-weight="normal" officeooo:rsid="00068c0e" officeooo:paragraph-rsid="00068c0e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Times New Roman" fo:font-size="12pt" fo:font-weight="normal" officeooo:rsid="00068c0e" officeooo:paragraph-rsid="000964d4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normal" officeooo:rsid="0007c2d2" officeooo:paragraph-rsid="0007c2d2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4">
      <style:text-properties style:font-name="Times New Roman" fo:font-size="12pt" fo:font-weight="bold" officeooo:rsid="000c89d2" officeooo:paragraph-rsid="000c89d2" style:font-size-asian="10.5pt" style:font-weight-asian="bold" style:font-size-complex="12pt" style:font-weight-complex="bold"/>
    </style:style>
    <style:style style:name="P30" style:family="paragraph" style:parent-style-name="Table_20_Contents">
      <style:text-properties style:font-name="Times New Roman" fo:font-size="12pt" fo:font-weight="bold" officeooo:rsid="001f52dd" officeooo:paragraph-rsid="001f52dd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 style:writing-mode="lr-tb"/>
      <style:text-properties style:font-name="Times New Roman" fo:font-size="12pt" fo:font-weight="bold" officeooo:rsid="001f52dd" officeooo:paragraph-rsid="001f52dd" style:font-size-asian="10.5pt" style:font-weight-asian="bold" style:font-size-complex="12pt" style:font-weight-complex="bold"/>
    </style:style>
    <style:style style:name="P32" style:family="paragraph" style:parent-style-name="Table_20_Contents" style:list-style-name="L5">
      <style:text-properties style:font-name="Times New Roman" fo:font-size="12pt" officeooo:rsid="0018d2fa" officeooo:paragraph-rsid="0018d2fa" style:font-size-asian="10.5pt" style:font-size-complex="12pt"/>
    </style:style>
    <style:style style:name="P33" style:family="paragraph" style:parent-style-name="Table_20_Contents" style:list-style-name="L5">
      <style:text-properties style:font-name="Times New Roman" fo:font-size="12pt" officeooo:rsid="0018dff6" officeooo:paragraph-rsid="0018dff6" style:font-size-asian="10.5pt" style:font-size-complex="12pt"/>
    </style:style>
    <style:style style:name="P34" style:family="paragraph" style:parent-style-name="Table_20_Contents" style:list-style-name="L6">
      <style:text-properties style:font-name="Times New Roman" fo:font-size="12pt" officeooo:rsid="001b64ff" officeooo:paragraph-rsid="001b64ff" style:font-size-asian="10.5pt" style:font-size-complex="12pt"/>
    </style:style>
    <style:style style:name="P35" style:family="paragraph" style:parent-style-name="Table_20_Contents">
      <style:text-properties style:font-name="Times New Roman" fo:font-size="12pt" officeooo:rsid="001f52dd" officeooo:paragraph-rsid="001f52dd" style:font-size-asian="10.5pt" style:font-size-complex="12pt"/>
    </style:style>
    <style:style style:name="P36" style:family="paragraph" style:parent-style-name="Table_20_Contents">
      <style:text-properties style:font-name="Times New Roman" fo:font-size="12pt" officeooo:paragraph-rsid="001f52dd" style:font-size-asian="10.5pt" style:font-size-complex="12pt"/>
    </style:style>
    <style:style style:name="P37" style:family="paragraph" style:parent-style-name="Table_20_Contents">
      <style:text-properties style:font-name="Times New Roman" fo:font-size="12pt" fo:font-weight="normal" officeooo:rsid="001f52dd" officeooo:paragraph-rsid="001f52dd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 style:writing-mode="lr-tb"/>
      <style:text-properties style:font-name="Times New Roman" fo:font-size="12pt" fo:font-weight="normal" officeooo:rsid="001f52dd" officeooo:paragraph-rsid="001f52dd" style:font-size-asian="10.5pt" style:font-weight-asian="normal" style:font-size-complex="12pt" style:font-weight-complex="normal"/>
    </style:style>
    <style:style style:name="P39" style:family="paragraph" style:parent-style-name="Table_20_Contents">
      <style:text-properties fo:font-variant="normal" fo:text-transform="none" fo:color="#000000" loext:opacity="100%" style:font-name="Times New Roman" fo:font-size="12pt" fo:letter-spacing="normal" fo:font-style="normal" fo:font-weight="normal" officeooo:paragraph-rsid="001f52dd" style:font-size-asian="12pt" style:font-size-complex="12pt"/>
    </style:style>
    <style:style style:name="P40" style:family="paragraph" style:parent-style-name="Table_20_Contents">
      <style:text-properties fo:font-variant="normal" fo:text-transform="none" fo:color="#111111" loext:opacity="100%" style:font-name="Times New Roman" fo:font-size="12pt" fo:letter-spacing="normal" fo:font-style="normal" fo:font-weight="normal" officeooo:paragraph-rsid="001f52dd" style:font-size-asian="12pt" style:font-size-complex="12pt"/>
    </style:style>
    <style:style style:name="T1" style:family="text">
      <style:text-properties officeooo:rsid="00043568"/>
    </style:style>
    <style:style style:name="T2" style:family="text">
      <style:text-properties officeooo:rsid="0005769c"/>
    </style:style>
    <style:style style:name="T3" style:family="text">
      <style:text-properties officeooo:rsid="00068c0e"/>
    </style:style>
    <style:style style:name="T4" style:family="text">
      <style:text-properties officeooo:rsid="00070717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0df4df" style:font-weight-asian="normal" style:font-weight-complex="normal"/>
    </style:style>
    <style:style style:name="T9" style:family="text">
      <style:text-properties officeooo:rsid="00169a68"/>
    </style:style>
    <style:style style:name="T10" style:family="text">
      <style:text-properties officeooo:rsid="001f52d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normal" style:text-underline-style="none" fo:font-weight="normal" style:text-blinking="false" fo:background-color="transparent" loext:char-shading-value="0" style:font-size-asian="12pt" loext:padding="0cm" loext:border="none"/>
    </style:style>
    <style:style style:name="T12" style:family="text">
      <style:text-properties fo:font-variant="normal" fo:text-transform="none" fo:color="#000000" loext:opacity="100%" style:font-name="Times New Roman" fo:letter-spacing="normal" fo:font-style="normal" fo:font-weight="normal" style:font-size-asian="12pt"/>
    </style:style>
    <style:style style:name="T13" style:family="text">
      <style:text-properties fo:font-variant="normal" fo:text-transform="none" fo:color="#000000" loext:opacity="100%" style:font-name="Times New Roman" fo:letter-spacing="normal" fo:font-style="normal" fo:font-weight="normal" officeooo:rsid="001f52dd" style:font-size-asian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28ce2" style:font-weight-asian="normal" style:font-weight-complex="normal"/>
    </style:style>
    <style:style style:name="T16" style:family="text">
      <style:text-properties fo:font-weight="normal" officeooo:rsid="0005769c" style:font-weight-asian="normal" style:font-weight-complex="normal"/>
    </style:style>
    <style:style style:name="T17" style:family="text">
      <style:text-properties fo:font-weight="normal" officeooo:rsid="00043568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rogadicción y su influencia en las relaciones sociales.</text:p>
      <text:p text:style-name="P1"/>
      <text:p text:style-name="P6">Objetivo general:</text:p>
      <text:list xml:id="list3230963858" text:style-name="L1">
        <text:list-item>
          <text:p text:style-name="P18">Exponer sobre la drogadicción y su influencia en las relaciones sociales.</text:p>
        </text:list-item>
      </text:list>
      <text:p text:style-name="P2"/>
      <text:p text:style-name="P6">Objetivos específicos:</text:p>
      <text:list text:style-name="L2">
        <text:list-item>
          <text:p text:style-name="P20">Identificar <text:span text:style-name="T2">l</text:span><text:span text:style-name="T10">os trastornos emocionales</text:span><text:span text:style-name="T1"> </text:span><text:span text:style-name="T2">causadas por el consumo de drogas</text:span><text:span text:style-name="T1">.</text:span></text:p>
        </text:list-item>
        <text:list-item>
          <text:p text:style-name="P22">Mencionar <text:span text:style-name="T2">los factores sociales que influyen en el comportamiento de los jóvenes </text:span><text:span text:style-name="T3">consumidores de sustancias</text:span>.</text:p>
        </text:list-item>
        <text:list-item>
          <text:p text:style-name="P24">Describir el impacto que ha tenido el consumo de sustancias en el ámbito social, académico, familiar, <text:span text:style-name="T3">económico y sanitario ya sea a nivel externo o a nivel personal</text:span>.</text:p>
        </text:list-item>
        <text:list-item>
          <text:p text:style-name="P26">Detallar <text:span text:style-name="T4">el proceso de</text:span> tratamient<text:span text:style-name="T4">o</text:span> para el trastorno de consumo de sustancias, <text:span text:style-name="T4">así como</text:span> su uso y sus principios para que est<text:span text:style-name="T4">e</text:span> sea efica<text:span text:style-name="T4">z.</text:span></text:p>
        </text:list-item>
      </text:list>
      <text:p text:style-name="P4"/>
      <text:p text:style-name="P4"/>
      <text:p text:style-name="P8">Sistema de hipótesis.</text:p>
      <text:p text:style-name="P8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9">Objetivos</text:p>
          </table:table-cell>
          <table:table-cell table:style-name="Tabla1.B1" table:number-columns-spanned="2" office:value-type="string">
            <text:p text:style-name="P7">Objetivo general:</text:p>
            <text:list xml:id="list224639022187829" text:continue-list="list3230963858" text:style-name="L1">
              <text:list-item>
                <text:p text:style-name="P19">Exponer sobre la drogadicción y su influencia en las relaciones sociales.</text:p>
              </text:list-item>
            </text:list>
            <text:p text:style-name="P3"/>
            <text:p text:style-name="P7">Objetivos específicos:</text:p>
            <text:list text:style-name="L3">
              <text:list-item>
                <text:p text:style-name="P21">Identificar <text:span text:style-name="T2">las </text:span><text:span text:style-name="T1">emociones </text:span><text:span text:style-name="T2">en los jóvenes</text:span><text:span text:style-name="T1"> </text:span><text:span text:style-name="T2">causadas por el consumo de drogas</text:span><text:span text:style-name="T1">.</text:span></text:p>
              </text:list-item>
              <text:list-item>
                <text:p text:style-name="P23">Mencionar <text:span text:style-name="T2">los factores sociales que influyen en el comportamiento de los jóvenes </text:span><text:span text:style-name="T3">consumidores de sustancias</text:span>.</text:p>
              </text:list-item>
              <text:list-item>
                <text:p text:style-name="P25">Describir el impacto que ha tenido el consumo de sustancias en el ámbito social, académico, familiar, <text:span text:style-name="T3">económico y sanitario ya sea a nivel externo o a nivel personal</text:span>.</text:p>
              </text:list-item>
              <text:list-item>
                <text:p text:style-name="P27">Detallar <text:span text:style-name="T4">el proceso de</text:span> tratamient<text:span text:style-name="T4">o</text:span> para el trastorno de consumo de sustancias, <text:span text:style-name="T4">así como</text:span> su uso y sus principios para que est<text:span text:style-name="T4">e</text:span> sea efica<text:span text:style-name="T4">z.</text:span></text:p>
              </text:list-item>
            </text:list>
          </table:table-cell>
          <table:covered-table-cell/>
        </table:table-row>
        <table:table-row>
          <table:table-cell table:style-name="Tabla1.A2" table:number-rows-spanned="3" office:value-type="string">
            <text:p text:style-name="P9">Hipótesis</text:p>
          </table:table-cell>
          <table:table-cell table:style-name="Tabla1.B2" table:number-columns-spanned="2" office:value-type="string">
            <text:p text:style-name="P10">Objetivo general.</text:p>
            <text:p text:style-name="P10">H<text:span text:style-name="T5">1</text:span><text:span text:style-name="T6">: </text:span><text:span text:style-name="T7">La drogadicción tiene influencia en las relaciones sociales.</text:span></text:p>
            <text:p text:style-name="P16"/>
            <text:p text:style-name="P17">Objetivos específicos.</text:p>
            <text:list xml:id="list2096855056" text:style-name="L4">
              <text:list-item>
                <text:p text:style-name="P29"><text:soft-page-break/><text:span text:style-name="T6">H</text:span><text:span text:style-name="T5">0</text:span><text:span text:style-name="T6">: </text:span><text:span text:style-name="T7">El consumo de drogas no causan emociones en los jóvenes.</text:span></text:p>
              </text:list-item>
              <text:list-item>
                <text:p text:style-name="P29"><text:span text:style-name="T6">H</text:span><text:span text:style-name="T5">1</text:span><text:span text:style-name="T6">: </text:span><text:span text:style-name="T7">El consumo de drogas causan emociones en los jóvenes.</text:span></text:p>
              </text:list-item>
            </text:list>
            <text:p text:style-name="P16"/>
            <text:list xml:id="list224638909253285" text:continue-numbering="true" text:style-name="L4">
              <text:list-item>
                <text:p text:style-name="P29"><text:span text:style-name="T6">H</text:span><text:span text:style-name="T5">0</text:span><text:span text:style-name="T6">: </text:span><text:span text:style-name="T7">Los factores sociales no influyen en el comportamiento de los jóvenes consumidores de sustancias.</text:span></text:p>
              </text:list-item>
              <text:list-item>
                <text:p text:style-name="P29"><text:span text:style-name="T6">H</text:span><text:span text:style-name="T5">1</text:span><text:span text:style-name="T7">: Los factores sociales influyen en el comportamiento de los jóvenes consumidores de sustancias.</text:span></text:p>
              </text:list-item>
            </text:list>
            <text:p text:style-name="P16"/>
            <text:list xml:id="list224639800402789" text:continue-numbering="true" text:style-name="L4">
              <text:list-item>
                <text:p text:style-name="P29"><text:span text:style-name="T6">H</text:span><text:span text:style-name="T5">0</text:span><text:span text:style-name="T6">: </text:span><text:span text:style-name="T7">El consumo de sustancias no tiene impacto en el ámbito social, académico, familiar, económico y sanitario.</text:span></text:p>
              </text:list-item>
              <text:list-item>
                <text:p text:style-name="P29"><text:span text:style-name="T6">H</text:span><text:span text:style-name="T5">1</text:span><text:span text:style-name="T7">: El consumo de sustancias tiene impacto en el ámbito social, académico, familiar, económico y sanitario.</text:span></text:p>
              </text:list-item>
            </text:list>
            <text:p text:style-name="P16"/>
            <text:list xml:id="list224638738347977" text:continue-numbering="true" text:style-name="L4">
              <text:list-item>
                <text:p text:style-name="P29"><text:span text:style-name="T6">H</text:span><text:span text:style-name="T5">0</text:span><text:span text:style-name="T6">: </text:span><text:span text:style-name="T8">El proceso de tratamiento para el trastorno de consumo de sustancias no es eficaz porque no tiene principios</text:span><text:span text:style-name="T7">.</text:span></text:p>
              </text:list-item>
              <text:list-item>
                <text:p text:style-name="P29"><text:span text:style-name="T6">H</text:span><text:span text:style-name="T5">1</text:span><text:span text:style-name="T7">: El </text:span><text:span text:style-name="T8">proceso de tratamiento para el trastorno de consumo de sustancias es eficaz porque tiene principios</text:span><text:span text:style-name="T7">.</text:span></text:p>
              </text:list-item>
            </text:list>
          </table:table-cell>
          <table:covered-table-cell/>
        </table:table-row>
        <table:table-row>
          <table:covered-table-cell table:style-name="Tabla1.A2"/>
          <table:table-cell table:style-name="Tabla1.B2" table:number-columns-spanned="2" office:value-type="string">
            <text:p text:style-name="P10"/>
          </table:table-cell>
          <table:covered-table-cell/>
        </table:table-row>
        <table:table-row>
          <table:covered-table-cell table:style-name="Tabla1.A2"/>
          <table:table-cell table:style-name="Tabla1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.A2" office:value-type="string">
            <text:p text:style-name="P9">Variables</text:p>
          </table:table-cell>
          <table:table-cell table:style-name="Tabla1.A2" office:value-type="string">
            <text:p text:style-name="P11">Variable independiente:</text:p>
            <text:p text:style-name="P5">La drogadicción.</text:p>
          </table:table-cell>
          <table:table-cell table:style-name="Tabla1.B2" office:value-type="string">
            <text:p text:style-name="P11">Variable dependiente:</text:p>
            <text:p text:style-name="P5">Las relaciones sociales.</text:p>
          </table:table-cell>
        </table:table-row>
        <table:table-row>
          <table:table-cell table:style-name="Tabla1.A2" office:value-type="string">
            <text:p text:style-name="P9">Definición conceptual</text:p>
          </table:table-cell>
          <table:table-cell table:style-name="Tabla1.A2" office:value-type="string">
            <text:p text:style-name="P15">La drogadicción es una enfermedad crónica que se caracteriza por la búsqueda y el consumo compulsivo o incontrolable de la droga a pesar de las consecuencias perjudiciales que acarrea y los cambios que causa en el cerebro, los cuales pueden ser duraderos.</text:p>
          </table:table-cell>
          <table:table-cell table:style-name="Tabla1.B2" office:value-type="string">
            <text:p text:style-name="P12"><text:span text:style-name="T9">C</text:span>onjunto de las interacciones que ocurren entre dos o más personas, o dos o más grupos de personas, de acuerdo a una serie de protocolos o lineamientos mutuamente aceptados, o sea, de acuerdo a normas específicas.</text:p>
          </table:table-cell>
        </table:table-row>
        <table:table-row>
          <table:table-cell table:style-name="Tabla1.A2" office:value-type="string">
            <text:p text:style-name="P9">Definición operacional</text:p>
          </table:table-cell>
          <table:table-cell table:style-name="Tabla1.A2" office:value-type="string">
            <text:p text:style-name="P13">El puntaje de la evaluación de la gravedad de la adicción <text:s/>se divide de acuerdo a instrumentos específicos que evalúan únicamente la gravedad <text:soft-page-break/>de una sustancia en particular. Siguiendo esa linea tenemos:</text:p>
            <text:p text:style-name="P13"/>
            <text:list text:style-name="L5">
              <text:list-item>
                <text:p text:style-name="P32">Test de Fagerström de Dependencia de la Nicotina.</text:p>
              </text:list-item>
              <text:list-item>
                <text:p text:style-name="P32">Escala de Intensidad de la Dependencia Alcohólica – EIDA.</text:p>
              </text:list-item>
              <text:list-item>
                <text:p text:style-name="P33">Escala de Abstinencia de Opiáceos – OWS.</text:p>
              </text:list-item>
              <text:list-item>
                <text:p text:style-name="P33">Escala de Valoración de la Gravedad Selectiva para Cocaína – CSSA.</text:p>
              </text:list-item>
            </text:list>
          </table:table-cell>
          <table:table-cell table:style-name="Tabla1.B2" office:value-type="string">
            <text:p text:style-name="P14">Las relaciones sociales dependen de las habilidades sociales de cada individuo y para medir esas habilidades y expresarlas en un <text:soft-page-break/>puntaje se usa la escala de Destrezas sociales y comunicativas.</text:p>
            <text:p text:style-name="P14"/>
            <text:p text:style-name="P14">La escala Destrezas sociales y comunicativas evalúa las destrezas implicadas en la interacción social de distintos entornos y también la comprensión y expresión del lenguaje transmitido a través de signos, de forma escrita u oralmente.</text:p>
            <text:p text:style-name="P14">Cada ítem es puntuado de 0 a 3 de acuerdo a la frecuencia o calidad de ejecución. Esta valoración permite obtener las siguientes puntuaciones normativas:</text:p>
            <text:list text:style-name="L6">
              <text:list-item>
                <text:p text:style-name="P34">Puntuaciones de escala.</text:p>
              </text:list-item>
              <text:list-item>
                <text:p text:style-name="P34">Puntuaciones de edad.</text:p>
              </text:list-item>
              <text:list-item>
                <text:p text:style-name="P34">Rangos instructivos.</text:p>
              </text:list-item>
              <text:list-item>
                <text:p text:style-name="P34">Puntuaciones diferenciales de escala.</text:p>
              </text:list-item>
              <text:list-item>
                <text:p text:style-name="P34">Percentiles.</text:p>
              </text:list-item>
              <text:list-item>
                <text:p text:style-name="P34">Puntuaciones típicas.</text:p>
              </text:list-item>
              <text:list-item>
                <text:p text:style-name="P34">Índice de rendimiento relativo.</text:p>
              </text:list-item>
              <text:list-item>
                <text:p text:style-name="P34">Niveles de funcionamiento.</text:p>
              </text:list-item>
              <text:list-item>
                <text:p text:style-name="P34">Intervalo de confianza.</text:p>
              </text:list-item>
            </text:list>
          </table:table-cell>
        </table:table-row>
        <table:table-row>
          <table:table-cell table:style-name="Tabla1.A2" office:value-type="string">
            <text:p text:style-name="P9">Indicadores</text:p>
          </table:table-cell>
          <table:table-cell table:style-name="Tabla1.B2" table:number-columns-spanned="2" office:value-type="string">
            <text:p text:style-name="P12"/>
          </table:table-cell>
          <table:covered-table-cell/>
        </table:table-row>
      </table:table>
      <text:p text:style-name="P28"/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30">Objetivos</text:p>
          </table:table-cell>
          <table:table-cell table:style-name="Tabla2.A1" office:value-type="string">
            <text:p text:style-name="P30">Hipótesis</text:p>
          </table:table-cell>
          <table:table-cell table:style-name="Tabla2.A1" office:value-type="string">
            <text:p text:style-name="P30">Variables</text:p>
          </table:table-cell>
          <table:table-cell table:style-name="Tabla2.A1" office:value-type="string">
            <text:p text:style-name="P30">Definición conceptual</text:p>
          </table:table-cell>
          <table:table-cell table:style-name="Tabla2.A1" office:value-type="string">
            <text:p text:style-name="P30">Definición operacional</text:p>
          </table:table-cell>
          <table:table-cell table:style-name="Tabla2.F1" office:value-type="string">
            <text:p text:style-name="P30">Indicadores</text:p>
          </table:table-cell>
        </table:table-row>
        <table:table-row table:style-name="Tabla2.2">
          <table:table-cell table:style-name="Tabla2.A2" table:number-rows-spanned="2" office:value-type="string">
            <text:p text:style-name="P30">Objetivo general.</text:p>
            <text:p text:style-name="P37">Exponer sobre la drogadicción y su influencia en las relaciones sociales</text:p>
          </table:table-cell>
          <table:table-cell table:style-name="Tabla2.A2" table:number-rows-spanned="2" office:value-type="string">
            <text:p text:style-name="P31">H<text:span text:style-name="T5">0</text:span><text:span text:style-name="T6">: </text:span><text:span text:style-name="T14">La drogadicción no tiene influencia en las relaciones sociales.</text:span></text:p>
            <text:p text:style-name="P38"/>
            <text:p text:style-name="P31">H<text:span text:style-name="T5">1</text:span><text:span text:style-name="T6">: </text:span><text:span text:style-name="T14">La drogadicción tiene influencia en las relaciones sociales.</text:span></text:p>
          </table:table-cell>
          <table:table-cell table:style-name="Tabla2.C2" office:value-type="string">
            <text:p text:style-name="P35">Drogadicción</text:p>
          </table:table-cell>
          <table:table-cell table:style-name="Tabla2.A2" office:value-type="string">
            <text:p text:style-name="P40">La drogadicción es una enfermedad <text:span text:style-name="T10">de </text:span>consumo compulsivo de la droga a pesar de las consecuencias perjudiciales que acarrea y los cambios que causa en el cerebro, los cuales pueden ser duraderos.</text:p>
          </table:table-cell>
          <table:table-cell table:style-name="Tabla2.A2" office:value-type="string">
            <text:p text:style-name="P35">La drogadicción es cuando se tiene una dependencia a las drogas, buscando el placer instantáneo sin importar las consecuencias.</text:p>
          </table:table-cell>
          <table:table-cell table:style-name="Tabla2.F2" office:value-type="string">
            <text:p text:style-name="P35">Necesidad intensa de consumir drogas.</text:p>
            <text:p text:style-name="P35"/>
            <text:p text:style-name="P35">Depresión.</text:p>
            <text:p text:style-name="P35"/>
            <text:p text:style-name="P35">Distanciamiento social.</text:p>
            <text:p text:style-name="P35"/>
            <text:p text:style-name="P35">Ansiedad.</text:p>
            <text:p text:style-name="P35"/>
            <text:p text:style-name="P35">Problemas de salud.</text:p>
          </table:table-cell>
        </table:table-row>
        <table:table-row table:style-name="Tabla2.2">
          <table:covered-table-cell table:style-name="Tabla2.A2"/>
          <table:covered-table-cell table:style-name="Tabla2.A2"/>
          <table:table-cell table:style-name="Tabla2.C2" office:value-type="string">
            <text:p text:style-name="P35">Relaciones sociales</text:p>
          </table:table-cell>
          <table:table-cell table:style-name="Tabla2.A2" office:value-type="string">
            <text:p text:style-name="P36"><text:span text:style-name="T9">C</text:span>onjunto de las interacciones que ocurren entre dos o más personas, o dos o más grupos de personas, de acuerdo a una serie de protocolos o lineamientos mutuamente aceptados.</text:p>
          </table:table-cell>
          <table:table-cell table:style-name="Tabla2.A2" office:value-type="string">
            <text:p text:style-name="P35">Las relaciones sociales son conexiones con el entorno y con otras personas alrededor del individuo.</text:p>
          </table:table-cell>
          <table:table-cell table:style-name="Tabla2.F2" office:value-type="string">
            <text:p text:style-name="P35">Pasar tiempo con otras personas.</text:p>
            <text:p text:style-name="P35"/>
            <text:p text:style-name="P35">Actividades en grupo.</text:p>
            <text:p text:style-name="P35"/>
            <text:p text:style-name="P35">Conversaciones.</text:p>
            <text:p text:style-name="P35"/>
            <text:p text:style-name="P35">Acuerdos mutuos entre personas.</text:p>
          </table:table-cell>
        </table:table-row>
        <table:table-row table:style-name="Tabla2.2">
          <table:table-cell table:style-name="Tabla2.A2" table:number-rows-spanned="2" office:value-type="string">
            <text:p text:style-name="P30">Objetivo específico <text:span text:style-name="T15">Identificar </text:span><text:span text:style-name="T16">l</text:span><text:span text:style-name="T14">o</text:span><text:span text:style-name="T16">s </text:span><text:span text:style-name="T14">trastornos</text:span><text:span text:style-name="T16"> </text:span><text:span text:style-name="T17">emocion</text:span><text:span text:style-name="T14">ale</text:span><text:span text:style-name="T17">s </text:span><text:span text:style-name="T16">causad</text:span><text:span text:style-name="T14">o</text:span><text:span text:style-name="T16">s por el consumo de drogas</text:span><text:span text:style-name="T17">.</text:span></text:p>
          </table:table-cell>
          <table:table-cell table:style-name="Tabla2.A2" table:number-rows-spanned="2" office:value-type="string">
            <text:p text:style-name="P31">H<text:span text:style-name="T5">0</text:span><text:span text:style-name="T6">: </text:span><text:span text:style-name="T7">El consumo de drogas no causan trastornos emocionales.</text:span></text:p>
            <text:p text:style-name="P31"><text:span text:style-name="T7"/></text:p>
            <text:p text:style-name="P31"><text:span text:style-name="T6">H</text:span><text:span text:style-name="T5">1</text:span><text:span text:style-name="T6">: </text:span><text:span text:style-name="T7">El consumo de </text:span><text:soft-page-break/><text:span text:style-name="T7">drogas causan trastornos emocionales.</text:span></text:p>
          </table:table-cell>
          <table:table-cell table:style-name="Tabla2.C2" office:value-type="string">
            <text:p text:style-name="P35">Consumo de drogas</text:p>
          </table:table-cell>
          <table:table-cell table:style-name="Tabla2.A2" office:value-type="string">
            <text:p text:style-name="P36"><text:span text:style-name="Strong_20_Emphasis"><text:span text:style-name="T13">U</text:span></text:span><text:span text:style-name="Strong_20_Emphasis"><text:span text:style-name="T12">tilizar estos </text:span></text:span><text:span text:style-name="Strong_20_Emphasis"><text:span text:style-name="T13">productos</text:span></text:span><text:span text:style-name="Strong_20_Emphasis"><text:span text:style-name="T11"> </text:span></text:span><text:span text:style-name="Strong_20_Emphasis"><text:span text:style-name="T12">o servicios para satisfacer alguna necesidad del </text:span></text:span><text:a xlink:type="simple" xlink:href="https://concepto.de/hombre-2/" text:style-name="Internet_20_link" text:visited-style-name="Visited_20_Internet_20_Link"><text:span text:style-name="Strong_20_Emphasis"><text:span text:style-name="T11">hombre</text:span></text:span></text:a><text:span text:style-name="T12">. </text:span><text:span text:style-name="T13">En este caso, las drogas</text:span></text:p>
          </table:table-cell>
          <table:table-cell table:style-name="Tabla2.A2" office:value-type="string">
            <text:p text:style-name="P35"/>
          </table:table-cell>
          <table:table-cell table:style-name="Tabla2.F4" office:value-type="string">
            <text:p text:style-name="P35"/>
          </table:table-cell>
        </table:table-row>
        <table:table-row table:style-name="Tabla2.2">
          <table:covered-table-cell table:style-name="Tabla2.A2"/>
          <table:covered-table-cell table:style-name="Tabla2.A2"/>
          <table:table-cell table:style-name="Tabla2.C2" office:value-type="string">
            <text:p text:style-name="P35">Trastorno emocional</text:p>
          </table:table-cell>
          <table:table-cell table:style-name="Tabla2.A2" office:value-type="string">
            <text:p text:style-name="P39"><text:span text:style-name="T10">A</text:span>lteración significativa en el estado de ánimo de las personas afectadas.</text:p>
          </table:table-cell>
          <table:table-cell table:style-name="Tabla2.A2" office:value-type="string">
            <text:p text:style-name="P35"/>
          </table:table-cell>
          <table:table-cell table:style-name="Tabla2.F4" office:value-type="string">
            <text:p text:style-name="P3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Arial, sans-serif"/>
    <style:font-face style:name="Muli" svg:font-family="Muli, 'Helvetica Neue', Helvetica, apple-system, BlinkMacSystemFont, 'Open Sans', 'Source Sans Pro', 'Droid Serif', Arial, 'Segoe UI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1:36:10.964965473</meta:creation-date>
    <dc:date>2022-09-04T22:46:37.477019764</dc:date>
    <meta:editing-duration>PT1H51M34S</meta:editing-duration>
    <meta:editing-cycles>8</meta:editing-cycles>
    <meta:generator>LibreOffice/7.4.0.3$Linux_X86_64 LibreOffice_project/f85e47c08ddd19c015c0114a68350214f7066f5a</meta:generator>
    <meta:document-statistic meta:table-count="2" meta:image-count="0" meta:object-count="0" meta:page-count="5" meta:paragraph-count="88" meta:word-count="859" meta:character-count="5545" meta:non-whitespace-character-count="4801"/>
  </office:meta>
</office:document-meta>
</file>